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Linux Libertine G" svg:font-family="'Linux Libertine G'" style:font-pitch="variable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line-height="150%" fo:text-align="start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line-height="150%" fo:text-align="justify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line-height="150%" fo:text-align="justify" style:justify-single-word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پیش‌گفتار</text:span></text:p>
      <text:p text:style-name="P4"/>
      <text:p text:style-name="P4">پیش‌گفتار کتا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Linux Libertine G" svg:font-family="'Linux Libertine G'" style:font-pitch="variable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2T12:01:16</dc:date>
    <dc:creator>Mostafa Moradian</dc:creator>
    <meta:editing-duration>P1DT1H5M36S</meta:editing-duration>
    <meta:editing-cycles>331</meta:editing-cycles>
    <meta:generator>LibreOffice/3.3$Linux LibreOffice_project/330m19$Build-202</meta:generator>
    <meta:document-statistic meta:table-count="0" meta:image-count="0" meta:object-count="0" meta:page-count="1" meta:paragraph-count="2" meta:word-count="3" meta:character-count="23"/>
  </office:meta>
</office:document-meta>
</file>